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OpenSymbol" svg:font-family="OpenSymbol"/>
    <style:font-face style:name="Libertion serif" svg:font-family="'Liber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style:font-name="Times New Roman1" fo:font-size="12pt" style:font-size-asian="12pt" style:font-size-complex="12pt"/>
    </style:style>
    <style:style style:name="P2" style:family="paragraph" style:parent-style-name="Heading_20_2">
      <style:paragraph-properties fo:break-before="page"/>
    </style:style>
    <style:style style:name="P3" style:family="paragraph" style:parent-style-name="UBUcuerpoTrabajo">
      <style:text-properties style:font-name="Liberation Serif"/>
    </style:style>
    <style:style style:name="P4" style:family="paragraph" style:parent-style-name="UBUcuerpoTrabajo">
      <style:text-properties style:font-name="Liberation Serif" fo:font-style="italic" style:font-style-asian="italic" style:font-style-complex="italic"/>
    </style:style>
    <style:style style:name="P5" style:family="paragraph" style:parent-style-name="UBUcuerpoTrabajo">
      <style:text-properties style:font-name="Liberation Serif" fo:font-style="italic" style:text-underline-style="none" style:font-style-asian="italic" style:font-style-complex="italic"/>
    </style:style>
    <style:style style:name="P6" style:family="paragraph" style:parent-style-name="UBUcuerpoTrabajo" style:list-style-name="L1">
      <style:text-properties style:font-name="Liberation Serif"/>
    </style:style>
    <style:style style:name="P7" style:family="paragraph" style:parent-style-name="UBUcuerpoTrabajo" style:list-style-name="L2">
      <style:text-properties style:font-name="Liberation Serif"/>
    </style:style>
    <style:style style:name="P8" style:family="paragraph" style:parent-style-name="UBUcuerpoTrabajo" style:list-style-name="L3">
      <style:text-properties style:font-name="Liberation Serif"/>
    </style:style>
    <style:style style:name="P9" style:family="paragraph" style:parent-style-name="UBUcuerpoTrabajo" style:list-style-name="L4">
      <style:text-properties style:font-name="Liberation Serif"/>
    </style:style>
    <style:style style:name="P10" style:family="paragraph" style:parent-style-name="UBUcuerpoTrabajo" style:list-style-name="L5">
      <style:text-properties style:font-name="Liberation Serif"/>
    </style:style>
    <style:style style:name="P11" style:family="paragraph" style:parent-style-name="UBUcuerpoTrabajo">
      <style:text-properties style:font-name="Libertion serif"/>
    </style:style>
    <style:style style:name="P12" style:family="paragraph" style:parent-style-name="UBUcuerpoTrabajo" style:list-style-name="L6">
      <style:text-properties style:font-name="Libertion serif"/>
    </style:style>
    <style:style style:name="P13" style:family="paragraph" style:parent-style-name="UBUcuerpoTrabajo">
      <style:paragraph-properties fo:margin-left="0cm" fo:margin-right="0cm" fo:text-indent="0cm" style:auto-text-indent="false"/>
      <style:text-properties style:font-name="Liberation Serif"/>
    </style:style>
    <style:style style:name="P14" style:family="paragraph" style:parent-style-name="UBUcuerpoTrabajo">
      <style:paragraph-properties fo:break-before="page"/>
    </style:style>
    <style:style style:name="P15" style:family="paragraph" style:parent-style-name="UBUcuerpoTrabajo">
      <style:paragraph-properties fo:break-before="page"/>
      <style:text-properties style:font-name="Liberation Serif"/>
    </style:style>
    <style:style style:name="P16" style:family="paragraph" style:parent-style-name="Heading_20_3">
      <style:paragraph-properties fo:break-before="page"/>
    </style:style>
    <style:style style:name="T1" style:family="text">
      <style:text-properties style:font-name="Liberation Serif"/>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ectos relevantes del desarrollo del proyecto </text:h>
      <text:p text:style-name="P1"/>
      <text:h text:style-name="Heading_20_2" text:outline-level="2">Elección del Framework</text:h>
      <text:p text:style-name="UBUcuerpoTrabajo"><text:span text:style-name="T1">Es un conjunto de bibliotecas, herramientas y normas a seguir que ayudan a desarrollar aplicaciones. Los frameworks son desarrollados por los programadores de sistemas. Están formados componentes que interactuan entre sí. Las aplicaciones se desarrollan de una forma mas eficaz si se utiliza un framework adaptado al proyecto con el que estamos trabajando.</text:span><text:bibliography-mark text:identifier="FRM" text:bibliography-type="book" text:author="Jérôme Lafosse" text:howpublished="1ª Edicion" text:month="Mayo" text:pages="490" text:publisher="Ediciones ENI" text:title="Struts 2: El framwork de desarrollo de aplicaciones Java EE" text:year="2010" text:isbn="9782746055421">[FRM]</text:bibliography-mark></text:p>
      <text:h text:style-name="Heading_20_3" text:outline-level="3">CakePHP</text:h>
      <text:p text:style-name="UBUcuerpoTrabajo"/>
      <text:p text:style-name="P3">CakePHP hace que la construcción de páginas web sea más sencilla, rápida y que requiera menos código. Ofrece un acceso más flexible a las bases de datos y permite la construcción de sistemas más complejos<text:bibliography-mark text:identifier="CAKE" text:bibliography-type="www" text:author="colaboradores de Wikipedia" text:publisher="Wikipedia, La enciclopedia libre." text:title="CakePHP" text:url=" https://es.wikipedia.org/w/index.php?title=CakePHP&amp;oldid=98736857">[CAKE]</text:bibliography-mark>.</text:p>
      <text:p text:style-name="P3"/>
      <text:p text:style-name="P4">Ventajas:</text:p>
      <text:list xml:id="list8004135013522700836" text:style-name="L1">
        <text:list-item>
          <text:p text:style-name="P6">Contiene una amplia documentación que cuenta con libros, API y Videos. Esta documentación está en varios idiomas, pero no está traducida completamente al español.</text:p>
        </text:list-item>
        <text:list-item>
          <text:p text:style-name="P6">El proceso de instalación es relativamente sencillo, ya sea, a través de Composer u Oven.</text:p>
        </text:list-item>
      </text:list>
      <text:p text:style-name="P13"/>
      <text:p text:style-name="P5">Desventajas:</text:p>
      <text:list xml:id="list34789344" text:continue-numbering="true" text:style-name="L1">
        <text:list-item>
          <text:p text:style-name="P6">CakePHP es muy pesado debido a que tiene muchas opciones activas, lo que hace que se pierda velocidad.</text:p>
        </text:list-item>
      </text:list>
      <text:h text:style-name="Heading_20_3" text:outline-level="3">Laravel</text:h>
      <text:p text:style-name="P3">Es un framework para desarrollar aplicaciones y páginas web con PHP 5 y PHP 7. Busca desarrollar código de forma elegante y simple, permitiendo muchas funcionalidades. Agrupa lo mejor de otros frameworks y usa las últimas características que se han incorporado a PHP<text:bibliography-mark text:identifier="LRVL" text:bibliography-type="www" text:author="colaboradores de Wikipedia" text:publisher=" Wikipedia, La enciclopedia libre." text:title="Laravel" text:url=" https://es.wikipedia.org/w/index.php?title=Laravel&amp;oldid=100008046">[LRVL]</text:bibliography-mark>.</text:p>
      <text:p text:style-name="P3"/>
      <text:p text:style-name="P4">Ventajas:</text:p>
      <text:list xml:id="list7040847925645746837" text:style-name="L2">
        <text:list-item>
          <text:p text:style-name="P7">Posee una gran documentación, con una guía de instalación bastante sencilla y detallada.</text:p>
        </text:list-item>
        <text:list-item>
          <text:p text:style-name="P7">Dentro de esta documentación, existe la posibilidad de utilizar un sistema de plantillas llamado Blade, lo cual mejora mucho el aspecto visual de la aplicación.</text:p>
        </text:list-item>
      </text:list>
      <text:p text:style-name="P3"/>
      <text:p text:style-name="P3"><text:span text:style-name="T2">Desventajas</text:span></text:p>
      <text:list xml:id="list96357244970696074" text:style-name="L3">
        <text:list-item>
          <text:p text:style-name="P8">Fuerte orientación hacia la programación estática (usa una abusiva cantidad de clases y métodos estáticos)</text:p>
        </text:list-item>
      </text:list>
      <text:h text:style-name="P16" text:outline-level="3">Symfony</text:h>
      <text:p text:style-name="UBUcuerpoTrabajo"/>
      <text:p text:style-name="P3">Es un framework que sirve para la construcción de aplicaciones, que simplifica el desarrollo ya que automatiza los patrones que se utilizan para solucionar las tareas más comunes. Se crea código más legible y con mayor facilidad de mantenimiento<text:bibliography-mark text:identifier="SYM" text:bibliography-type="www" text:author="colaboradores de Wikipedia" text:publisher="Wikipedia, La enciclopedia libre." text:title="Symfony" text:url=" https://es.wikipedia.org/w/index.php?title=Symfony&amp;oldid=97473238">[SYM]</text:bibliography-mark>. </text:p>
      <text:p text:style-name="P3"/>
      <text:p text:style-name="P3"><text:span text:style-name="T2">Ventajas:</text:span></text:p>
      <text:list xml:id="list8374953855114803350" text:style-name="L4">
        <text:list-item>
          <text:p text:style-name="P9">Contiene una documentación extensa con los problemas y cuestiones más frecuentes </text:p>
        </text:list-item>
        <text:list-item>
          <text:p text:style-name="P9">La instalación se realiza a través de Composer, y también es bastante sencilla.</text:p>
        </text:list-item>
        <text:list-item>
          <text:p text:style-name="P9">Facilita el desarrollo de código legible.</text:p>
        </text:list-item>
      </text:list>
      <text:p text:style-name="P3"/>
      <text:p text:style-name="P3"><text:span text:style-name="T2">Desventajas</text:span></text:p>
      <text:list xml:id="list8781798454372631771" text:style-name="L5">
        <text:list-item>
          <text:p text:style-name="P10">Si se busca un tutorial, con los creadores de Symfony, puede llegar a tener un coste de +1000€.</text:p>
        </text:list-item>
        <text:list-item>
          <text:p text:style-name="P10">Algo complejo para programadores inexpertos.</text:p>
        </text:list-item>
        <text:list-item>
          <text:p text:style-name="P10">Consultas complejas a la base de datos.</text:p>
        </text:list-item>
      </text:list>
      <text:p text:style-name="P3"/>
      <text:p text:style-name="P3">En mi caso, he decido quedarme con Laravel, puesto que he encontrado mucha más información y tutoriales más sencillos y concisos, que en los otros dos frameworks.</text:p>
      <text:p text:style-name="P3">Otro factor que me ha ayudado a la elección ha sido, el sistema de plantillas Blade, ya que considero muy importante el aspecto visual de la aplicación y esta herramienta me va a ayudar a poder crear un diseño elegante y atractivo para el usuario final.</text:p>
      <text:p text:style-name="UBUcuerpoTrabajo"/>
      <text:h text:style-name="Heading_20_2" text:outline-level="2">Sistema de roles</text:h>
      <text:p text:style-name="P11">Los roles de usuario son una colección de permisos definidas para todo el sistema que se pueden asignar a usuarios específicos en contextos específicos, definen la habilidad de un usuario para hacer algo en alguna página, en nuestro caso serán <text:bibliography-mark text:identifier="RYP" text:bibliography-type="www" text:author=" German Valero" text:title=" Roles y permisos" text:year="28 de junio del 2017, 14:44 UTC" text:url=" https://docs.moodle.org/all/es/index.php? title=Roles_y_permisos&amp;oldid=29741">[RYP]</text:bibliography-mark>:</text:p>
      <text:list xml:id="list2129835062708845174" text:style-name="L6">
        <text:list-item>
          <text:p text:style-name="P12">Súper administrador.</text:p>
        </text:list-item>
        <text:list-item>
          <text:p text:style-name="P12">Administradores/editores.</text:p>
        </text:list-item>
        <text:list-item>
          <text:p text:style-name="P12">Usuarios/Invitados</text:p>
          <text:p text:style-name="P12"/>
        </text:list-item>
      </text:list>
      <text:p text:style-name="P11">Uno de los problemas o inconvenientes que más tiempo me llevó solucionar en el desarrollo del proyecto fue el sistema de roles. La aplicación va a constar de tres roles (súper administrador, administradores/editores e invitados), por lo que a cada uno de estos usuarios se le va a permitir acceder a ciertas partes de la aplicación.</text:p>
      <text:p text:style-name="P15">Laravel en su versión mas reciente (Laravel 5.4) nos da la posibilidad de generar un módulo de autenticación pero no es exactamente lo que se buscaba, ya que solo se podía distinguir entre dos tipos de usuarios (súper administrador y administradores/editores) diferenciándolos en que el súper administrador puede gestionar a todos los demás usuarios registrados en el sistema. </text:p>
      <text:p text:style-name="P3">La forma en que se solucionó este problema fue capar las rutas de acceso a las funcionalidades que no tenían en su rol a los invitados, los cuales no hacía falta que estuvieran registrados en el sistema, por lo que los usuarios registrados en la aplicación solo son los que tienen permisos de creación, modificación o borrado de datos. </text:p>
      <text:p text:style-name="P3">Para el registro de nuevos administradores/editores se deberá rellenar un formulario de registro y se le enviará una petición al súper administrado, el cual decidirá si aceptar o declinar esta petición. Los datos de la petición serán almacenados en una tabla de la base de datos hasta que el súper administrador decida sobre ésta. Si el administrador decide aceptar la petición, estos datos pasarán a la tabla de usuarios registrados y se borrarán de la tabla de peticiones, en caso contrario, si el súper administrador decide declinar la petición se borrarán los datos de la tabla de peticiones.</text:p>
      <text:p text:style-name="Text_20_body"><text:s/></text:p>
      <text:p text:style-name="Text_20_body"/>
      <text:h text:style-name="Heading_20_2" text:outline-level="2">Elección de las librerías</text:h>
      <text:p text:style-name="P3">Un aspecto importante ha sido la elección de los plugins para el desarrollo del proyecto, en el caso de los formularios se ha buscado filtrar los datos de una manera sencilla, para poder mostrar las tablas de la mejor manera posible. Estos formularios han de tener un diseño que sea claro e intuitivo para facilitar al usuario los datos que está solicitando. Se ha escogido Bootstrap select porque gracias a sus amplias funcionalidades nos permite encontrar y escoger los datos que estamos solicitando en un periodo breve de tiempo y de una manera concisa. </text:p>
      <text:p text:style-name="P3">En el caso de los gráficos se ha utilizado la librería Chart.js porque es una herramienta dinámica y muy intuitiva que crea gráficos con los que el usuario final de la aplicación puede interactuar. Para el programador es una librería muy sencilla de aprender a utilizar con resultados claramente notables.</text:p>
      <text:p text:style-name="UBUcuerpoTrabajo"/>
      <text:h text:style-name="Heading_20_2" text:outline-level="2">Elección del sistema de creación de tests</text:h>
      <text:p text:style-name="P3">Laravel nos permite utilizar dos sistemas de creación y gestión de pruebas que son: PHPUnit y Dusk. Los dos <text:s/>vienen incorporados en el framework.</text:p>
      <text:p text:style-name="P3"/>
      <text:p text:style-name="P3">A la hora de crear las primeras pruebas unitarias con PHPUnit me surgieron varios problemas de compatibilidad porque la versión de PHPUnit estaba obsoleta, por lo que decidí probar con Dusk. Dusk al estar principalmente creado para la última versión de Laravel hasta la fecha, está totalmente integrado y funciona perfectamente.</text:p>
      <text:h text:style-name="P2" text:outline-level="2">Estructura de las Tablas</text:h>
      <text:p text:style-name="P3">Otro de los aspectos más relevantes fue la creación de una estructura para las tablas ya que la aplicación partía de cero y no existía una idea concreta de como almacenar los datos. </text:p>
      <text:p text:style-name="P3">Las tablas y gráficos que existen en los boletines de coyuntura económica están realizadas cada una por un miembro del equipo de coyuntura concreto, cada uno creaba sus propias tablas con una estructura diferente, por lo que ha sido necesario ponernos de acuerdo para unificar todas estas tablas y hacer un modelo único para todas.</text:p>
      <text:p text:style-name="P3">Este modelo se basa en que en la cabecera de las tablas irá puesta la linea de tiempo divida en años, meses o trimestres, y en el cuerpo de la tabla se dividirá por ámbitos geográficos. Cada uno de estos ámbitos geográfico se dividirá en súper categorías y cada súper categoría tendrá una o varias categorías.</text:p>
      <text:p text:style-name="P3">De esta manera se consiguen unificar todas las tablas para estandarizarlas ya que este ha sido uno de los mayores problemas a los que nos hemos enfrentado puesto que los diseños de las tablas eran totalmente diferentes unos de otros. </text:p>
      <text:h text:style-name="Heading_20_2" text:outline-level="2">Estructura de la Base de Datos</text:h>
      <text:p text:style-name="P3">Debido al problema anterior, ha sido necesario realizar cambios constantes en la base de datos ya que se han ido modificando las estructuras de las tablas hasta conseguir llegar a la estructura que creemos mas adecuada para poder mostrar las tablas de la mejor manera posible. </text:p>
      <text:p text:style-name="P3">Existe una relación ternaria entre las variables económicas, el ámbito geográfico y las categorías ya que consideramos la base de la estructura de las tablas, a partir de ahí, en la tabla que se crea al relacionar las tres tablas, se obtiene el valor de una celda concreto en sus respectivos meses y <text:s/>años.</text:p>
      <text:p text:style-name="P3">Los valores individuales de los datos de cada tabla se almacenarán por meses, por lo que si el usuario final quiere filtrar los datos para que se muestren por trimestres o años, se realizará aparte, por lo tanto, de esta manera, en todos los casos se podrán visualizar los datos de las tres maneras posibles.</text:p>
      <text:p text:style-name="P3">El sistema de autenticación y roles se generará a parte de toda la estructura de las tablas, mediante una pequeña funcionalidad que nos permite el framework de desarrollo Laravel.</text:p>
      <text:p text:style-name="UBUcuerpoTrabajo"/>
      <text:h text:style-name="Heading_20_2" text:outline-level="2">Repositorio con Github</text:h>
      <text:p text:style-name="P3">Desde el comienzo del desarrollo del proyecto tuve problemas con el repositorio github, ya que éste no me funcionaba correctamente, pero a lo largo del proyecto los fui solucionando. Mientras tanto fui trabajando paralelamente, sin poder subir ningún avance al repositorio.</text:p>
      <text:p text:style-name="P3">El problema consistía en que no se realizaban los commits correctamente, algunos aparecían al cabo de unos días o simplemente no se realizaban. Este error surgió debido a que cambie de ruta a la carpeta del repositorio, por lo que no se enlazaba bien con el repositorio. Al volver a situarlo en la ruta de instalación, empezó a funcionar correctamente.</text:p>
      <text:p text:style-name="P14"/>
      <text:p text:style-name="P3">Otro problema que tuve fue que debido al tamaño de los archivos creados en el proyecto de Laravel, no me se me permitía subir la carpeta. Lo solucioné descargando la aplicación de escritorio que nos facilita Github. </text:p>
      <text:p text:style-name="P3">A partir de solucionar los citados problemas, comencé a utilizar de una forma correcta el repositorio. Trabajar con Github en un proyecto real, me ha ayudado mejorar mis conocimientos acerca de las metodologías ágiles y a utilizar y a comprender mejor esta herramienta.</text:p>
      <text:p text:style-name="UBUcuerpoTrabajo"/>
      <text:h text:style-name="Heading_20_2" text:outline-level="2">MVC (Modelo-Vista-Controlador)</text:h>
      <text:p text:style-name="UBUcuerpoTrabajo"/>
      <text:p text:style-name="P3">Debido a mis escasos conocimientos del modelo-vista-controlador a la hora de programar en un proyecto real, me costó empezar a desarrollar la aplicación web. Mientras iba tratando de aprender el funcionamiento de este patrón iba avanzando en otros aspectos del proyecto como crear el modelo de entidad relación de la base de datos y hacer una pequeña interfaz con acceso a ella. </text:p>
      <text:p text:style-name="P3">En las primeras fases, se creo un sistema de autenticación de usuarios por medio del framework Laravel pero sin saber exactamente como se estaba crean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OpenSymbol" svg:font-family="OpenSymbol"/>
    <style:font-face style:name="Libertion serif" svg:font-family="'Liber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text-properties style:font-name="Times New Roman" style:font-size-asian="10.5pt"/>
    </style:style>
    <style:style style:name="Heading_20_1" style:display-name="Heading 1" style:family="paragraph" style:parent-style-name="Heading" style:next-style-name="UBUcuerpoTrabajo" style:default-outline-level="1" style:class="text">
      <style:paragraph-properties fo:margin-left="0.75cm" fo:margin-right="0cm" fo:margin-top="0.801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5_AspectosRelevantes.odt</text:file-name> v.<text:editing-cycles>25</text:editing-cycles> <text:title/><text:modification-date style:data-style-name="N103">30/jun/17</text:modification-date><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7:24</meta:creation-date>
    <meta:generator>OpenOffice/4.1.3$Win32 OpenOffice.org_project/413m1$Build-9783</meta:generator>
    <dc:date>2017-06-30T14:59:27.22</dc:date>
    <dc:creator>Nelson Páramo Valdivielso</dc:creator>
    <meta:editing-duration>PT10H5M24S</meta:editing-duration>
    <meta:editing-cycles>25</meta:editing-cycles>
    <meta:document-statistic meta:table-count="0" meta:image-count="0" meta:object-count="0" meta:page-count="5" meta:paragraph-count="64" meta:word-count="1650" meta:character-count="10056"/>
  </office:meta>
</office:document-meta>
</file>